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style:font-name="Courier New"/>
    </style:style>
    <style:style style:name="T1" style:family="text">
      <style:text-properties style:font-name-asian="黑体"/>
    </style:style>
    <style:style style:name="T2" style:family="text">
      <style:text-properties style:font-name="黑体"/>
    </style:style>
    <style:style style:name="T3" style:family="text">
      <style:text-properties style:text-underline-style="solid" style:text-underline-width="auto" style:text-underline-color="font-color"/>
    </style:style>
    <style:style style:name="Sect1" style:family="section">
      <style:section-properties fo:margin-left="0in" fo:margin-right="0in"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AOP的困境</text:h>
      <text:section text:style-name="Sect1" text:name="main">
        <text:p text:style-name="P2">遇到一个权限验证的问题。就是说，对于任何一个操作，需要判断这个人对于这份资源是否有权进行这项操作。这是一个典型的AOP场景，但是试图横切的时候遇到了困难。</text:p>
        <text:p text:style-name="P2"> </text:p>
        <text:p text:style-name="P2">“权限验证”这个aspect需要三项信息：<text:span text:style-name="Strong_20_Emphasis">操作者</text:span>（userId）、<text:span text:style-name="Strong_20_Emphasis">被操作对象</text:span>（departmentId、resourceFamilyId……）、<text:span text:style-name="Strong_20_Emphasis">操作</text:span>（组 件名+方法名）。“操作”的信息是可以在aspect中直接获得的；“操作者”的信息无法直接获得，但也可以在web层先用filter做一次拦截，将 userId放进ThreadLocal，然后在aspect中取出。最麻烦的就是“被操作对象”的信息。譬如“删除部门”操作，被操作对象就是部门的 ID；“修改portlet”操作，被操作对象就是portlet的注册ID。对于各种各样不同的service方法，如何在aspect中拦截出被操作 对象的信息？</text:p>
        <text:p text:style-name="P2"> </text:p>
        <text:p text:style-name="P2">一种办法是约定将被操作对象ID放在参数列表的特定位置，譬如每个service方法的第一个参数就是被操作对象的ID，然后aspect始终 到这个位置去拿到这个ID，判断是否有权限进行此操作。但这就等于给service方法加上了另一层约束，而且这种约束还无法在类型系统中体现出来，一则 容易犯错（譬如忘了这个约定，把ID放到第二个参数了），二则多个aspect的约定还有可能冲突或者混淆。</text:p>
        <text:p text:style-name="P2"> </text:p>
        <text:p text:style-name="P2">有没有办法清晰地描述这种“aspect对组件的约束”？或者还有没有更好的办法？要不然，还真是不太敢多用AOP。</text:p>
        <text:p text:style-name="P2">2004年03月17日, 星期三 19:52 (86245)</text:p>
      </text:section>
      <text:section text:style-name="Sect1" text:name="Section1">
        <text:h text:style-name="P1" text:outline-level="1" text:is-list-header="true"><text:bookmark text:name="main"/>More About AOP Dilema</text:h>
        <text:p text:style-name="P2">“AOP的困境”：<text:a xlink:type="simple" xlink:href="http://www.blogdriver.com/showBlog.do?diaryID=86245" office:target-frame-name="_blank" xlink:show="new">http://www.blogdriver.com/showBlog.do?diaryID=86245</text:a></text:p>
        <text:p text:style-name="P2"> </text:p>
        <text:p text:style-name="P2">曹晓钢说：</text:p>
        <text:p text:style-name="P2"> </text:p>
        <text:p text:style-name="P2"><text:span text:style-name="T1">你这里有一个误解。 </text:span><text:span text:style-name="T2">ACL</text:span><text:span text:style-name="T1">中，其实有两层切割关系，一次是横切，一次是竖切。（我自己的定义名词）横切是系统模块资源的权限，而竖切是业务逻辑的权限</text:span><text:span text:style-name="T2">. </text:span><text:span text:style-name="T1">比如说，某角色</text:span><text:span text:style-name="T2">A</text:span><text:span text:style-name="T1">对公司一科的订单有修改权限，而对公司二科订单无修改权限那么：角色</text:span><text:span text:style-name="T2">A</text:span><text:span text:style-name="T1">对 “</text:span><text:span text:style-name="T2">resource.order.purchaseOrder.edit”</text:span><text:span text:style-name="T1">具有写权限，这是横切；而此订单是一科还是二科的，这就是我所谓的竖切。竖切基 本上没有办法由底层的权限系统过问。 </text:span><text:span text:style-name="T2">AOP</text:span><text:span text:style-name="T1">织入的逻辑不应该与业务逻辑直接相关，这应该是一个必要的规则，我能想到的方法就是：传入的</text:span><text:span text:style-name="T2">order</text:span><text:span text:style-name="T1">在</text:span><text:span text:style-name="T2">ACL</text:span><text:span text:style-name="T1">的横切逻辑之外再进行判断。方法一： 使用一个</text:span><text:span text:style-name="T2">proxy</text:span><text:span text:style-name="T1">类，再进行一次集中验证；方法二：若使用</text:span><text:span text:style-name="T2">AOP,</text:span><text:span text:style-name="T1">传入的参数中，对所有某个对象扩展了</text:span><text:span text:style-name="T2">PermissionRequired </text:span><text:span text:style-name="T1">接口；则使用另外的一套规则对</text:span><text:span text:style-name="T2">domain rule</text:span><text:span text:style-name="T1">进行验证</text:span></text:p>
        <text:p text:style-name="P2"> </text:p>
        <text:p text:style-name="P2">说白了，就是把一个约束（“第一个参数作为‘被操作对象’”）换成另一个约束（“实现PermissionRequired接口的参数作为‘被操作对象’”），本质上还是同一个问题。</text:p>
        <text:p text:style-name="P2"> </text:p>
        <text:p text:style-name="P2">然后我们又想到了同一种解决方案：把“用哪个参数代表‘被操作对象’”的规则变成一个可配置的东西。Potian今天大概讲了一下这个做法，立马茅塞顿开。其实就是一个非常简单的Strategy模式，AbstractStrategy的接口上有这么个方法：</text:p>
        <text:p text:style-name="P2"> </text:p>
        <text:p text:style-name="P2">Object getOperateeFromParameters (Object[] parameters);</text:p>
        <text:p text:style-name="P2"> </text:p>
        <text:p text:style-name="P2">针对不同的判断规则实现不同的ConcreteStrategy，譬如“取第一个参数作为被操作对象”、“找出实现 PermissionRequired接口的参数”、“取出第一个Long型参数”……不一而足。然后在IoC容器里把不同的Strategy配置给不同 的advice就可以了。</text:p>
        <text:p text:style-name="P2"> </text:p>
        <text:p text:style-name="P2">不过我暂时不会真正去这样做，因为有一定的复杂度，并且暂时没有看到复用的需求。</text:p>
        <text:p text:style-name="P2">2004年03月23日, 星期二 14:54 (89535)</text:p>
      </text:section>
      <text:section text:style-name="Sect1" text:name="Section2">
        <text:h text:style-name="P1" text:outline-level="1" text:is-list-header="true"><text:bookmark text:name="main1"/>我也看AOP</text:h>
        <text:p text:style-name="P2">咖啡动力：我看AOP</text:p>
        <text:p text:style-name="P2"><text:a xlink:type="simple" xlink:href="http://www.blogdriver.com/showBlog.do?bloggerID=18294&amp;diaryID=90368" office:target-frame-name="_blank" xlink:show="new">http://www.blogdriver.com/showBlog.do?bloggerID=18294&amp;diaryID=90368</text:a></text:p>
        <text:p text:style-name="P2">“AOP允许定义交叉的关系，那些关系应用于跨国分开的，非常不同的对象模型。AOP允许你层次化功能性而不是嵌入功能性，那使得代码有更好的 可度性和易于维护性。我喜欢认为OOP是自上而下的软件开发，而AOP是自左而右的软件开发，它们是完全直交的技术，并且互相很好的补充。”</text:p>
        <text:p text:style-name="P2"> </text:p>
        <text:p text:style-name="P2">“自上而下”和“自左而右”是一个漂亮的隐喻。就像我在讲稿里画的图，对象体系是一个个的“竖条”，aspects是一个个的“横条”。apsect分离出一些“旁枝”的东西，使对象体系专注于自己的业务问题。</text:p>
        <text:p text:style-name="P2">（关于AOP的演讲资料：<text:a xlink:type="simple" xlink:href="http://ftp.javaeye.com/gigix/" office:target-frame-name="_blank" xlink:show="new">http://ftp.javaeye.com/gigix/</text:a>）</text:p>
        <text:p text:style-name="P2"> </text:p>
        <text:p text:style-name="P2">“AOP难道又是阳春白雪？还是一个值得期待的春天?”</text:p>
        <text:p text:style-name="P2"> </text:p>
        <text:p text:style-name="P2">现在看来，AOP至少是在两者之间——以一种保守的态度来使用AOP，至少可以在某些特定问题上对OO起到很好的补充，譬如我用AOP解决了事 务管理和Observer模式，potian用AOP解决了cache。是不是“另一个春天”暂且不论，能有现在的效果，就已经值回票价了。</text:p>
        <text:p text:style-name="P2">2004年03月24日, 星期三 10:12 (90407)</text:p>
      </text:section>
      <text:section text:style-name="Sect1" text:name="Section3">
        <text:h text:style-name="P1" text:outline-level="1" text:is-list-header="true"><text:bookmark text:name="main2"/>又想起JML</text:h>
        <text:p text:style-name="P2">小陶：利用Attribute和AOP实现DBC</text:p>
        <text:p text:style-name="P2"><text:a xlink:type="simple" xlink:href="http://www.blogdriver.com/showBlog.do?bloggerID=21367&amp;diaryID=156923" office:target-frame-name="_blank" xlink:show="new">http://www.blogdriver.com/showBlog.do?bloggerID=21367&amp;diaryID=156923</text:a></text:p>
        <text:p text:style-name="P2"> </text:p>
        <text:p text:style-name="P2">我不喜欢说“古已有之”这样的话，不过这样的玩意确实古已有之。去年我还在《程序员》杂志的时候，就看到IBM developerWorks有一篇文章介绍JML。用JML写的程序大概是这样：</text:p>
        <text:p text:style-name="P2"> </text:p>
        <text:p text:style-name="P3">public class IntMathOps {                                  // 1<text:line-break/>                                                           // 2<text:line-break/>  /*@ public normal_behavior                               // 3<text:line-break/>    @   requires y &gt;= 0;                                   // 4<text:line-break/>    @   assignable \nothing;                               // 5<text:line-break/>    @   ensures 0 &lt;= \result                               // 6<text:line-break/>    @        &amp;&amp; \result * \result &lt;= y                     // 7<text:line-break/>    @        &amp;&amp; y &lt; ((\result + 1) * (\result + 1));       // 8<text:line-break/>    @*/                                                    // 9<text:line-break/>  public static int isqrt(int y)                           //10<text:line-break/>  {                                                        //11<text:line-break/>    return (int) Math.sqrt(y);                             //12<text:line-break/>  }                                                        //13<text:line-break/>}                                                          //14</text:p>
        <text:p text:style-name="P3"><text:line-break/> </text:p>
        <text:p text:style-name="P2">当时国内还有其他的一些人也注意到了这个东东，不过好象有几位误解了它的用途，以为是像UML这样的建模语言（都是名字惹的祸）。了解 Design by Contract的人一眼就能看出，这就是一个DBC的实现，注释里写的那些东东都是contract。打开JML首页（<text:a xlink:type="simple" xlink:href="http://www.cs.iastate.edu/%7Eleavens/JML/index.shtml" office:target-frame-name="_blank" xlink:show="new">http://www.cs.iastate.edu/~leavens/JML/index.shtml</text:a>），第一段话就说明了一切问题：</text:p>
        <text:p text:style-name="P2"> </text:p>
        <text:p text:style-name="Text_20_body">The Java Modeling Language (JML) is a behavioral interface specification language that can be used to specify the behavior of <text:a xlink:type="simple" xlink:href="http://java.sun.com/docs/"><text:span text:style-name="T3">Java</text:span></text:a> modules. It combines the design by contract approach of <text:a xlink:type="simple" xlink:href="http://www.eiffel.com/"><text:span text:style-name="T3">Eiffel</text:span></text:a> and the model-based specification approach of the <text:a xlink:type="simple" xlink:href="http://www.cs.iastate.edu/%7Eleavens/larch-faq.html"><text:span text:style-name="T3">Larch</text:span></text:a> family of interface specification languages, with some elements of the <text:a xlink:type="simple" xlink:href="http://www.ecs.soton.ac.uk/%7Emjb/refcalc-tut/home.html"><text:span text:style-name="T3">refinement calculus</text:span></text:a>. </text:p>
        <text:p text:style-name="Text_20_body">但是JML也是需要预编译的，这一点让我感觉很不爽。最好是用JSR 175 annotation来描述contract，这样就不需要额外的编译前处理。我现在深切感受，如果是需要预编译，就会给TDD带来很多麻烦， AspectJ就是这样一个例子。不过也可能是我太习惯用Eclipse了，如果完全用ant脚本来做TDD的话，多一次预编译也不是什么大问题。</text:p>
        <text:p text:style-name="P2">2004年05月15日, 星期六 19:53 (157058)</text:p>
      </text:section>
      <text:section text:style-name="Sect1" text:name="Section4">
        <text:h text:style-name="P1" text:outline-level="1" text:is-list-header="true"><text:bookmark text:name="main3"/>AspectJ不是正确的道路</text:h>
        <text:p text:style-name="P2">小陶：AspectJ是正确的道路</text:p>
        <text:p text:style-name="P2"><text:a xlink:type="simple" xlink:href="http://www.blogdriver.com/showBlog.do?bloggerID=21367&amp;diaryID=159117" office:target-frame-name="_blank" xlink:show="new">http://www.blogdriver.com/showBlog.do?bloggerID=21367&amp;diaryID=159117</text:a></text:p>
        <text:p text:style-name="P2"> </text:p>
        <text:p text:style-name="P2">加入不加入语言支持，这不是关键。关键是，是否方便调试，是否方便TDD（当然，首先必须满足必要的功能，否则就不用说了）。照这个标准， AspectJ是个糟糕的方向。AspectJ增强后的代码，不但debugger跟踪不到，而且异常堆栈的行号都和原来的源代码对不上（那是当然了）， 调试起来会头大如斗。AspectJ让“编辑-构建-发布”周期变长了，修改源码之后必须先做预编译，才能执行单元测试。</text:p>
        <text:p text:style-name="P2"> </text:p>
        <text:p text:style-name="P2">更加糟糕的是，用AspectJ你不能动态决定是否加载aspect。想想吧，小陶，当一个class被预编译增强之后，你又打算不给它加载 aspect了，该怎么办？恐怕你必须重新预编译整个系统。那么，如果这个class在某些时候需要aspect、某些时候不需要呢？“是否需要AOP能 力”、“需要哪些aspect”应该、必须是在配置文件中声明的，不然你甚至不能独立地测试一个component。所以现在基于动态代理的AOP才是主 流。</text:p>
        <text:p text:style-name="P2">2004年05月17日, 星期一 17:47 (159329)</text:p>
      </text:section>
      <text:section text:style-name="Sect1" text:name="Section5">
        <text:h text:style-name="P1" text:outline-level="1" text:is-list-header="true"><text:bookmark text:name="main4"/>什么是“好”？</text:h>
        <text:p text:style-name="P2">小陶：一会觉得这个好，一会觉得那个好</text:p>
        <text:p text:style-name="P2"><text:a xlink:type="simple" xlink:href="http://www.blogdriver.com/showBlog.do?diaryID=159349" office:target-frame-name="_blank" xlink:show="new">http://www.blogdriver.com/showBlog.do?diaryID=159349</text:a></text:p>
        <text:p text:style-name="P2"><text:a xlink:type="simple" xlink:href="http://www.blogdriver.com/showBlog.do?diaryID=159552" office:target-frame-name="_blank" xlink:show="new">http://www.blogdriver.com/showBlog.do?diaryID=159552</text:a></text:p>
        <text:p text:style-name="P2"><text:a xlink:type="simple" xlink:href="http://www.blogdriver.com/showBlog.do?diaryID=159861" office:target-frame-name="_blank" xlink:show="new">http://www.blogdriver.com/showBlog.do?diaryID=159861</text:a></text:p>
        <text:p text:style-name="P2"> </text:p>
        <text:p text:style-name="P2">可能这就是学生和职业程序员的区别？我评价一个东西好与不好，很多时候没有那么多审美的眼光。我的标准是低侵入性，自由，无绑定，便于移植（当 然，首先还是在功能和性能都可以接受的前提条件下）。我的业务组件顶好是一个Java Bean，不用实现任何与业务无关的接口（例如EJBObject之类的）。所以我要用Spring做容器，回头我换容器不用改业务组件。同样，AOP框 架也别对我的aspect有太多的侵入性，顶好aspect也是一个Java Bean。那现在既然是还没有这样的选择，我就退而求其次，叫我的拦截器实现一下MethodInterceptor接口，我就忍了，权当是做个标记，说 “这是个拦截器”。但是要让我用另一种语言来写aspect（AspectJ的做法），或者要通过某个特定的classloader来使用AOP （JBoss的做法），不行——要是我不想用JBoss了怎么办？要是AspectJ没人维护了怎么办？</text:p>
        <text:p text:style-name="P2"> </text:p>
        <text:p text:style-name="P2">并不是在贬低学生的眼光。用一种审美的眼光，有时可以获得另一个角度的收获，比如说可以看到从语言的角度如何实现AOP更加优雅。但从企业开发 的角度，我的第一考量是可移植性。所以，尽管AOP-Alliance并不完善（而且现在也疏于维护），好歹它是个标准API，好歹有几个重要的产品支持 （例如Nanning和Spring AOP）。前一阵有个朋友说他的aspect是用AspectWerkz写的，现在想移植到Spring上面，费死劲了。</text:p>
        <text:p text:style-name="P2">2004年05月17日, 星期一 22:40 (159869)</text:p>
      </text:section>
      <text:section text:style-name="Sect1" text:name="Section6">
        <text:h text:style-name="P1" text:outline-level="1" text:is-list-header="true"><text:bookmark text:name="main5"/>为什么要AOP</text:h>
        <text:p text:style-name="P2">Ted Neward（<text:a xlink:type="simple" xlink:href="http://www.neward.net/ted/weblog/index.jsp">http://www.neward.net/ted/weblog/index.jsp</text:a>）提出了一个挑战，谁能不用那些“buzzywords”（譬如pointcut、crosscutting之类的）把AOP说清楚？Adrian Colyer接下了挑战（<text:a xlink:type="simple" xlink:href="http://jroller.com/page/colyer/20040531#the_ted_neward_challenge_aop">http://jroller.com/page/colyer/20040531#the_ted_neward_challenge_aop</text:a>）。</text:p>
        <text:p text:style-name="P2"> </text:p>
        <text:p text:style-name="P2">关键是设计概念与实现次数之比。举例来说，一个银行系统，“帐户”这个概念的相关信息和行为只需要实现一次（在account类中）；在医疗系 统中，“病人”的概念也只需要实现一次（在patient类中）。但是，在一个MVC架构里，“model发生改变时通知view”是一个简单的概念，但 调用notifyObservers()的地方却有很多个，概念与实现变成了1-N的比例。用AOP将概念与实现重新变回1-1的对应。</text:p>
        <text:p text:style-name="P2"> </text:p>
        <text:p text:style-name="P2">说到底还是编程的基本原则：once，and only once</text:p>
        <text:p text:style-name="P2">2004年06月3日, 星期四 09:19 (182722)</text:p>
      </text:section>
      <text:section text:style-name="Sect1" text:name="Section7">
        <text:h text:style-name="P1" text:outline-level="1" text:is-list-header="true"><text:bookmark text:name="main6"/>九月，AOSD在北京</text:h>
        <text:p text:style-name="P2">AOSD 2004 Call for Papers：</text:p>
        <text:p text:style-name="P2"><text:a xlink:type="simple" xlink:href="http://forum.javaeye.com/viewtopic.php?t=6104" office:target-frame-name="_blank" xlink:show="new">http://forum.javaeye.com/viewtopic.php?t=6104</text:a></text:p>
        <text:p text:style-name="P2"> </text:p>
        <text:p text:style-name="P2">AOSD 2004研讨会将于9月27日在北京召开。虽然提交论文已经来不及了，但我现在要去想办法预约张门票。</text:p>
        <text:p text:style-name="P2">2004年07月8日, 星期四 17:48 (233180)</text:p>
      </text:section>
      <text:section text:style-name="Sect1" text:name="Section8">
        <text:h text:style-name="P1" text:outline-level="1" text:is-list-header="true"><text:bookmark text:name="main7"/>AOSD with Use Case</text:h>
        <text:p text:style-name="P2">刚刚结束和Ivar Jacobson的聊天活动。Jacobson认为他的新书<text:span text:style-name="Emphasis">Aspect-Oriented Software Development with Use Case</text:span>是“软件技术的又一个里程碑”，起码表明了他对AOP的信心。关于AOP的实现细节，其实有很多问题想问他，碍于场合没能问出口。回头再mail联系他聊聊这方面，听他的口气，他对AspectJ这种实现策略也是很不以为然的。</text:p>
        <text:p text:style-name="P2">2004年12月8日, 星期三 16:33 (445098)</text:p>
      </text:section>
      <text:section text:style-name="Sect1" text:name="Section9">
        <text:h text:style-name="P1" text:outline-level="1" text:is-list-header="true"><text:bookmark text:name="main8"/>AOSD with Use Cases之心得第一</text:h>
        <text:p text:style-name="Text_20_body">以 前一直在讲，AOP是用来处理crosscutting concern的。举的例子多是什么安全检查、事务管理之类的infrastructure concerns，无怪乎一直以为AOP只是实现infrastructure的一种技法而已。读Ivar Jacobson的<text:span text:style-name="Emphasis">AOSD with Use Cases</text:span>，豁然开朗——既然“crosscutting”是指“横跨多个class”，这最常见的crosscutting concern不就是用例么：</text:p>
        <text:p text:style-name="Text_20_body">(there's an image)</text:p>
        <text:p text:style-name="P2">2005年04月23日, 星期六 22:59 (646694)</text:p>
      </text:section>
      <text:section text:style-name="Sect1" text:name="Section10">
        <text:h text:style-name="P1" text:outline-level="1" text:is-list-header="true"><text:bookmark text:name="main9"/>[收藏]The three kinds of aspect configuration</text:h>
        <text:p text:style-name="Text_20_body">原文：<text:a xlink:type="simple" xlink:href="http://jroller.com/page/rickard/20050605#the_three_kinds_of_aspect">http://jroller.com/page/rickard/20050605#the_three_kinds_of_aspect</text:a></text:p>
        <text:p text:style-name="Text_20_body">As I look through our aspect configuration I notice that there is a distinct pattern throughout. The configuration, some of which is XML and some of which is provided by Java source code, can be divided into three kinds. </text:p>
        <text:p text:style-name="Text_20_body">The first kind is the configuration about a single aspect. It defines the aspect, be it an advice or introduction, and declares its relationship with the world. Its dependencies and what it provides. What goes in and what comes out. </text:p>
        <text:p text:style-name="Text_20_body">The second kind is the configuration that declares how different aspects should relate in a specific system. It imports aspects, declares precedence between them, and how they should be grouped depending on annotations and what interfaces specific objects implement. What goes in and what comes out. But on a higher level. </text:p>
        <text:p text:style-name="Text_20_body">The third kind is the configuration that describes specific classes, or "sets of objects". It defines the introductions applied to particular classes, which in a cascading fashion will also determine to some degree what advice will be added. Introductions can be added on a very granular basis, i.e. to a specific class, or to sets of classes, like a package. </text:p>
        <text:p text:style-name="Text_20_body">The first kind forms the atoms of an AOP application. The smallest lego blocks available. The second kind determines the rules for how the atoms form together into molecules; the natural laws so to speak. These become the building blocks of real structures, and depending on how they are formulated you get different orders of stability, flexibility and/or chaos. The third kind is the actual application, as it is perceived by clients of it, and hence it can be extremely varied. </text:p>
        <text:p text:style-name="Text_20_body">In terms of reusability the first kind of configuration is extremely reusable as each individual aspect make minimal assumptions about how they are used, even though "minimal" can be quite substantial in some cases. The second kind is less reusable since it imposes assumptions about what set of aspects need to be available for its "laws" to function properly. This is because the second kind is what it responsible for describing how aspects interact, and if some of them cannot be used for some reason the laws suddenly don't behave as they were intended. The third kind is even less reusable as it makes a lot of assumptions about what is available, and the configuration is rather specific in terms of what the end result is supposed to do. </text:p>
        <text:p text:style-name="Text_20_body">The resulting components adhere to a strictly defined behaviour (depending on the quality of the second kind of configuration, of course), which can be used by other components, and even individual aspects. In this sense, even though everything is separate, they are also inherently intertwined in a symbiotic fashion where it is difficult to separate one from the other. </text:p>
        <text:p text:style-name="Text_20_body">By acknowledging that there are different kinds of configuration it is possible to introduce a degree of order into an AOP application. Everything is not equal, everything is not the same, which is what gives the developer a possibility to ensure that any new aspect (s)he creates fits into an existing system in a non-disruptive manner. </text:p>
        <text:p text:style-name="Text_20_body">Harmony follows and everyone is happy. </text:p>
        <text:p text:style-name="Text_20_body">The End.</text:p>
        <text:p text:style-name="P2">2005年06月6日, 星期一 11:21 (739285)</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GB2312" svg:font-family="GB2312"/>
    <style:font-face style:name="SimSun" svg:font-family="SimSun"/>
    <style:font-face style:name="StarSymbol" svg:font-family="StarSymbol"/>
    <style:font-face style:name="Symbol" svg:font-family="Symbol"/>
    <style:font-face style:name="Times New Roman1" svg:font-family="'Times New Roman'"/>
    <style:font-face style:name="Verdana" svg:font-family="Verdana"/>
    <style:font-face style:name="courier new" svg:font-family="'courier new', courier, monospace"/>
    <style:font-face style:name="verdana" svg:font-family="verdana, arial, helvetica"/>
    <style:font-face style:name="宋体" svg:font-family="宋体"/>
    <style:font-face style:name="新宋体" svg:font-family="新宋体"/>
    <style:font-face style:name="楷体GB2312" svg:font-family="楷体GB2312"/>
    <style:font-face style:name="楷体_GB23121" svg:font-family="楷体_GB2312"/>
    <style:font-face style:name="楷体_GB2312" svg:font-family="楷体_GB2312, sans-serif"/>
    <style:font-face style:name="黑体" svg:font-family="黑体"/>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Bitstream Vera Sans" style:font-size-complex="12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41:02</dc:date>
    <dc:language>en-US</dc:language>
    <meta:editing-cycles>2</meta:editing-cycles>
    <meta:editing-duration>PT16S</meta:editing-duration>
    <meta:user-defined meta:name="Info 1"/>
    <meta:user-defined meta:name="Info 2"/>
    <meta:user-defined meta:name="Info 3"/>
    <meta:user-defined meta:name="Info 4"/>
    <meta:document-statistic meta:table-count="0" meta:image-count="0" meta:object-count="0" meta:page-count="11" meta:paragraph-count="102" meta:word-count="1463" meta:character-count="9814"/>
  </office:meta>
</office:document-meta>
</file>